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---------------------------</text:span></text:p>
      <text:p text:style-name="P1"><text:span text:style-name="T1">np.delete()</text:span></text:p>
      <text:p text:style-name="P1"><text:span text:style-name="T1">-------------------</text:span></text:p>
      <text:p text:style-name="P1"><text:span text:style-name="T1">Python’s Numpy library provides a method to delete elements from a numpy array based on index position i.e.</text:span></text:p>
      <text:p text:style-name="P2"/>
      <text:p text:style-name="P1"><text:span text:style-name="T1"><text:tab/><text:tab/>numpy.delete(ndarrayobj, index(es), axis=None)</text:span></text:p>
      <text:p text:style-name="P1"><text:span text:style-name="T1">---------------------------------------------------------------</text:span></text:p>
      <text:p text:style-name="P1"><text:span text:style-name="T1">ndarrayobj : Is an object of ndarray class</text:span></text:p>
      <text:p text:style-name="P1"><text:span text:style-name="T1">index(es): <text:s text:c="3"/>Represents eithetr single Index position or list of index positions of </text:span></text:p>
      <text:p text:style-name="P1"><text:span text:style-name="T1"><text:s text:c="20"/>items to be deleted from ndarrayobject.</text:span></text:p>
      <text:p text:style-name="P1"><text:span text:style-name="T1">axis : Axis along which we want to delete.</text:span></text:p>
      <text:p text:style-name="P1"><text:span text:style-name="T1"><text:tab/> <text:s/>If 1 then delete columns.</text:span></text:p>
      <text:p text:style-name="P1"><text:span text:style-name="T1"><text:tab/> <text:s/>If 0 then delete rows.</text:span></text:p>
      <text:p text:style-name="P2"/>
      <text:p text:style-name="P1"><text:span text:style-name="T1">Examples:</text:span></text:p>
      <text:p text:style-name="P1"><text:span text:style-name="T1">--------------------</text:span></text:p>
      <text:p text:style-name="P1"><text:span text:style-name="T1"># Create a Numpy array from list of numbers</text:span></text:p>
      <text:p text:style-name="P1"><text:span text:style-name="T1">arr = np.array([4,5,6,7,8,9,10,11])</text:span></text:p>
      <text:p text:style-name="P1"><text:span text:style-name="T1"><text:tab/><text:tab/>Now let’s delete an element at index position 2 in the above created numpy array,</text:span></text:p>
      <text:p text:style-name="P1"><text:span text:style-name="T1"># Delete element at index position 2</text:span></text:p>
      <text:p text:style-name="P1"><text:soft-page-break/><text:span text:style-name="T1">arr = np.delete(arr, 2)</text:span></text:p>
      <text:p text:style-name="P1"><text:span text:style-name="T1">print('Modified Numpy Array by deleting element at index position 2')</text:span></text:p>
      <text:p text:style-name="P1"><text:span text:style-name="T1">print(arr)</text:span></text:p>
      <text:p text:style-name="P1"><text:span text:style-name="T1">Output:----Modified Numpy Array by deleting element at index position 2</text:span></text:p>
      <text:p text:style-name="P1"><text:span text:style-name="T1"><text:tab/><text:tab/><text:tab/>[ 4 <text:s/>5 <text:s/>7 <text:s/>8 <text:s/>9 10 11]</text:span></text:p>
      <text:p text:style-name="P1"><text:span text:style-name="T1">----------------------------------------------------</text:span></text:p>
      <text:p text:style-name="P1"><text:span text:style-name="T1">To delete multiple elements from a numpy array by index positions, pass the numpy array and list of index positions to be deleted to np.delete() i.e.</text:span></text:p>
      <text:p text:style-name="P2"/>
      <text:p text:style-name="P1"><text:span text:style-name="T1"># Create a Numpy array from list of numbers</text:span></text:p>
      <text:p text:style-name="P1"><text:span text:style-name="T1">arr = np.array([4, 5, 6, 7, 8, 9, 10, 11])</text:span></text:p>
      <text:p text:style-name="P1"><text:span text:style-name="T1"># Delete element at index positions 1,2 and 3</text:span></text:p>
      <text:p text:style-name="P1"><text:span text:style-name="T1">arr = np.delete(arr, [1,2,3])</text:span></text:p>
      <text:p text:style-name="P1"><text:span text:style-name="T1">print('Modified Numpy Array by deleting element at index position 1, 2 &amp;amp; 3')</text:span></text:p>
      <text:p text:style-name="P1"><text:span text:style-name="T1">print(arr)</text:span></text:p>
      <text:p text:style-name="P1"><text:span text:style-name="T1">Output:---------Modified Numpy Array by deleting element at index position 1, 2 &amp;amp; 3</text:span></text:p>
      <text:p text:style-name="P1"><text:span text:style-name="T1"><text:tab/><text:tab/><text:tab/>[ 4 <text:s/>8 <text:s/>9 10 11]</text:span></text:p>
      <text:p text:style-name="P1"><text:span text:style-name="T1">----------------------------------------------------------------------------------------</text:span></text:p>
      <text:p text:style-name="P1"><text:span text:style-name="T1">Delete rows &amp; columns from a 2D Numpy Array</text:span></text:p>
      <text:p text:style-name="P1"><text:span text:style-name="T1">----------------------------------------------------------------------------------------</text:span></text:p>
      <text:p text:style-name="P1"><text:span text:style-name="T1">Suppose we have a 2D numpy array i.e.</text:span></text:p>
      <text:p text:style-name="P2"/>
      <text:p text:style-name="P1"><text:soft-page-break/><text:span text:style-name="T1"># Create a 2D numpy array from list of list</text:span></text:p>
      <text:p text:style-name="P1"><text:span text:style-name="T1">arr2D = np.array([[11 ,12, 13, 11],</text:span></text:p>
      <text:p text:style-name="P1"><text:span text:style-name="T1"><text:s text:c="18"/>[21, 22, 23, 24],</text:span></text:p>
      <text:p text:style-name="P1"><text:span text:style-name="T1"><text:s text:c="18"/>[31, 32, 33, 34]])</text:span></text:p>
      <text:p text:style-name="P1"><text:span text:style-name="T1">print(arr2D)</text:span></text:p>
      <text:p text:style-name="P2"/>
      <text:p text:style-name="P1"><text:span text:style-name="T1">Output:</text:span></text:p>
      <text:p text:style-name="P1"><text:span text:style-name="T1">--------------</text:span></text:p>
      <text:p text:style-name="P1"><text:span text:style-name="T1"><text:tab/><text:tab/>[[11 12 13 11]</text:span></text:p>
      <text:p text:style-name="P1"><text:span text:style-name="T1"><text:tab/><text:tab/> [21 22 23 24]</text:span></text:p>
      <text:p text:style-name="P1"><text:span text:style-name="T1"><text:tab/><text:tab/> [31 32 33 34]]</text:span></text:p>
      <text:p text:style-name="P1"><text:span text:style-name="T1">---------------------------------------------</text:span></text:p>
      <text:p text:style-name="P1"><text:span text:style-name="T1">=&gt;Now let’s see how to delete rows and columns from it based on index positions.</text:span></text:p>
      <text:p text:style-name="P2"/>
      <text:p text:style-name="P1"><text:span text:style-name="T1">=&gt;Delete a column in 2D Numpy Array by column number</text:span></text:p>
      <text:p text:style-name="P1"><text:span text:style-name="T1">=&gt;To delete a column from a 2D numpy array using np.delete() we need to pass the axis=1 <text:s text:c="2"/>along with numpy array and index of column i.e.</text:span></text:p>
      <text:p text:style-name="P2"/>
      <text:p text:style-name="P1"><text:span text:style-name="T1"># Delete column at index 1</text:span></text:p>
      <text:p text:style-name="P1"><text:span text:style-name="T1">arr2D = np.delete(arr2D, 1, axis=1)</text:span></text:p>
      <text:p text:style-name="P1"><text:span text:style-name="T1">print('Modified 2D Numpy Array by removing columns at index 1')</text:span></text:p>
      <text:p text:style-name="P1"><text:span text:style-name="T1">print(arr2D)</text:span></text:p>
      <text:p text:style-name="P1"><text:soft-page-break/><text:span text:style-name="T1">Output:</text:span></text:p>
      <text:p text:style-name="P1"><text:span text:style-name="T1">-------------------</text:span></text:p>
      <text:p text:style-name="P1"><text:span text:style-name="T1">Modified 2D Numpy Array by removing columns at index 1</text:span></text:p>
      <text:p text:style-name="P1"><text:span text:style-name="T1"><text:tab/>[[11 13 11]</text:span></text:p>
      <text:p text:style-name="P1"><text:span text:style-name="T1"><text:tab/> [21 23 24]</text:span></text:p>
      <text:p text:style-name="P1"><text:span text:style-name="T1"><text:tab/> [31 33 34]]</text:span></text:p>
      <text:p text:style-name="P1"><text:span text:style-name="T1">=&gt;It will delete the column at index position 1 from the above created 2D numpy array.</text:span></text:p>
      <text:p text:style-name="P1"><text:span text:style-name="T1">=&gt;Delete multiple columns in 2D Numpy Array by column number</text:span></text:p>
      <text:p text:style-name="P1"><text:span text:style-name="T1">=&gt;Pass axis=1 and list of column numbers to be deleted along with numpy array to np.delete() i.e.</text:span></text:p>
      <text:p text:style-name="P2"/>
      <text:p text:style-name="P1"><text:span text:style-name="T1"># Create a 2D numpy array from list of list</text:span></text:p>
      <text:p text:style-name="P1"><text:span text:style-name="T1">arr2D = np.array([[11 ,12, 13, 11],</text:span></text:p>
      <text:p text:style-name="P1"><text:span text:style-name="T1"><text:tab/><text:tab/><text:tab/> <text:s/>[21, 22, 23, 24],</text:span></text:p>
      <text:p text:style-name="P1"><text:span text:style-name="T1"><text:tab/><text:tab/><text:tab/> <text:s/>[31, 32, 33, 34]])</text:span></text:p>
      <text:p text:style-name="P1"><text:span text:style-name="T1"># Delete column at index 2 and <text:s/>3</text:span></text:p>
      <text:p text:style-name="P1"><text:span text:style-name="T1">arr2D = np.delete(arr2D, [2,3], axis=1)</text:span></text:p>
      <text:p text:style-name="P1"><text:span text:style-name="T1">print('Modified 2D Numpy Array by removing columns at index 2 &amp;amp; 3')</text:span></text:p>
      <text:p text:style-name="P1"><text:span text:style-name="T1">print(arr2D)</text:span></text:p>
      <text:p text:style-name="P1"><text:span text:style-name="T1">Output:</text:span></text:p>
      <text:p text:style-name="P2"/>
      <text:p text:style-name="P1"><text:span text:style-name="T1">Modified 2D Numpy Array by removing columns at index 2 &amp;amp; 3</text:span></text:p>
      <text:p text:style-name="P1"><text:soft-page-break/><text:span text:style-name="T1">[[11 12]</text:span></text:p>
      <text:p text:style-name="P1"><text:span text:style-name="T1"><text:s/>[21 22]</text:span></text:p>
      <text:p text:style-name="P1"><text:span text:style-name="T1"><text:s/>[31 32]]</text:span></text:p>
      <text:p text:style-name="P1"><text:span text:style-name="T1">It deleted the columns at index positions 2 and 3 from the above created 2D numpy array.</text:span></text:p>
      <text:p text:style-name="P1"><text:span text:style-name="T1">----------------------------------------------------------------</text:span></text:p>
      <text:p text:style-name="P1"><text:span text:style-name="T1">Delete a row in 2D Numpy Array by row number</text:span></text:p>
      <text:p text:style-name="P1"><text:span text:style-name="T1">Our original 2D numpy array arr2D is,</text:span></text:p>
      <text:p text:style-name="P2"/>
      <text:p text:style-name="P1"><text:span text:style-name="T1">[[11 12 13 11]</text:span></text:p>
      <text:p text:style-name="P1"><text:span text:style-name="T1"><text:s/>[21 22 23 24]</text:span></text:p>
      <text:p text:style-name="P1"><text:span text:style-name="T1"><text:s/>[31 32 33 34]]</text:span></text:p>
      <text:p text:style-name="P1"><text:span text:style-name="T1">To delete a row from a 2D numpy array using np.delete() we need to pass the axis=0 along with numpy array and index of row i.e. row number,</text:span></text:p>
      <text:p text:style-name="P1"><text:span text:style-name="T1">--------------------------------------------------------------------</text:span></text:p>
      <text:p text:style-name="P1"><text:span text:style-name="T1"># Delete row at index 0 i.e. first row</text:span></text:p>
      <text:p text:style-name="P1"><text:span text:style-name="T1">arr2D = np.delete(arr2D, 0, axis=0)</text:span></text:p>
      <text:p text:style-name="P1"><text:span text:style-name="T1">print('Modified 2D Numpy Array by removing rows at index 0')</text:span></text:p>
      <text:p text:style-name="P1"><text:span text:style-name="T1">print(arr2D)</text:span></text:p>
      <text:p text:style-name="P1"><text:span text:style-name="T1">Output:</text:span></text:p>
      <text:p text:style-name="P2"/>
      <text:p text:style-name="P1"><text:span text:style-name="T1">[[21 22 23 24]</text:span></text:p>
      <text:p text:style-name="P1"><text:span text:style-name="T1"><text:s/>[31 32 33 34]]</text:span></text:p>
      <text:p text:style-name="P1"><text:soft-page-break/><text:span text:style-name="T1">It will delete the row at index position 0 from the above created 2D numpy array.</text:span></text:p>
      <text:p text:style-name="P2"/>
      <text:p text:style-name="P1"><text:span text:style-name="T1">Delete multiple rows in 2D Numpy Array by row number</text:span></text:p>
      <text:p text:style-name="P1"><text:span text:style-name="T1">Our original 2D numpy array arr2D is,</text:span></text:p>
      <text:p text:style-name="P2"/>
      <text:p text:style-name="P1"><text:span text:style-name="T1">[[11 12 13 11]</text:span></text:p>
      <text:p text:style-name="P1"><text:span text:style-name="T1"><text:s/>[21 22 23 24]</text:span></text:p>
      <text:p text:style-name="P1"><text:span text:style-name="T1"><text:s/>[31 32 33 34]]</text:span></text:p>
      <text:p text:style-name="P1"><text:span text:style-name="T1">Pass axis=0 and list of row numbers to be deleted along with numpy array to np.delete() i.e.</text:span></text:p>
      <text:p text:style-name="P2"/>
      <text:p text:style-name="P1"><text:span text:style-name="T1"># Delete rows at row 1 and <text:s/>2</text:span></text:p>
      <text:p text:style-name="P1"><text:span text:style-name="T1">arr2D = np.delete(arr2D, [1, 2], axis=0)</text:span></text:p>
      <text:p text:style-name="P1"><text:span text:style-name="T1">print('Modified 2D Numpy Array by removing rows at index 1 &amp;amp; 2')</text:span></text:p>
      <text:p text:style-name="P1"><text:span text:style-name="T1">print(arr2D)</text:span></text:p>
      <text:p text:style-name="P1"><text:span text:style-name="T1">Output:</text:span></text:p>
      <text:p text:style-name="P2"/>
      <text:p text:style-name="P1"><text:span text:style-name="T1">Modified 2D Numpy Array by removing rows at index 1 &amp;amp; 2</text:span></text:p>
      <text:p text:style-name="P1"><text:span text:style-name="T1">[[11 12 13 11]]</text:span></text:p>
      <text:p text:style-name="P1"><text:span text:style-name="T1">It deleted the row at index position 1 and 2 from the above created 2D numpy array.</text:span></text:p>
      <text:p text:style-name="P1"><text:span text:style-name="T1">-----------------------------------------------------------------------------------------------------------</text:span></text:p>
      <text:p text:style-name="P1"><text:span text:style-name="T1">Delete specific elements in 2D Numpy Array by index position</text:span></text:p>
      <text:p text:style-name="P1"><text:soft-page-break/><text:span text:style-name="T1">-----------------------------------------------------------------------------------------------------------</text:span></text:p>
      <text:p text:style-name="P1"><text:span text:style-name="T1">Our original 2D numpy array arr2D is,</text:span></text:p>
      <text:p text:style-name="P2"/>
      <text:p text:style-name="P1"><text:span text:style-name="T1">[[11 12 13 11]</text:span></text:p>
      <text:p text:style-name="P1"><text:span text:style-name="T1"><text:s/>[21 22 23 24]</text:span></text:p>
      <text:p text:style-name="P1"><text:span text:style-name="T1"><text:s/>[31 32 33 34]]</text:span></text:p>
      <text:p text:style-name="P1"><text:span text:style-name="T1">When we don’t pass axis argument to np.delete() then it’s default value is None, which means 2D numpy array will be flattened for deleting elements at given index position. <text:s/>Let’s use np.delete() to delete element at row number 0 and column 2 from our 2D numpy array,</text:span></text:p>
      <text:p text:style-name="P2"/>
      <text:p text:style-name="P1"><text:span text:style-name="T1"># Delete element in row 0 and column 2 from 2D numpy array</text:span></text:p>
      <text:p text:style-name="P1"><text:span text:style-name="T1">modArr = np.delete(arr2D, 2)</text:span></text:p>
      <text:p text:style-name="P1"><text:span text:style-name="T1">print('Modified 2D Numpy Array by removing element at row 0 &amp;amp; column 2')</text:span></text:p>
      <text:p text:style-name="P1"><text:span text:style-name="T1">print(modArr)</text:span></text:p>
      <text:p text:style-name="P1"><text:span text:style-name="T1">Output:</text:span></text:p>
      <text:p text:style-name="P1"><text:span text:style-name="T1">Modified 2D Numpy Array by removing element at row 0 &amp;amp; column 2</text:span></text:p>
      <text:p text:style-name="P1"><text:span text:style-name="T1">[11 12 11 21 22 23 24 31 32 33 34]</text:span></text:p>
      <text:p text:style-name="P1"><text:span text:style-name="T1">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4" meta:word-count="866" meta:character-count="5507" meta:non-whitespace-character-count="4648"/>
    <meta:generator>LibreOfficeDev/6.0.5.2$Linux_X86_64 LibreOffice_project/</meta:generator>
  </office:meta>
</office:document-meta>
</file>